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F000000D572D8AF0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944cm" svg:height="5.636cm" svg:x="3.89cm" svg:y="11.177cm">
          <draw:image xlink:href="Pictures/100000000000020F000000D572D8AF0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hul Pandita</meta:initial-creator>
    <meta:creation-date>2013-08-27T17:02:18.86</meta:creation-date>
    <dc:date>2013-08-27T17:05:33.32</dc:date>
    <dc:creator>Rahul Pandita</dc:creator>
    <meta:editing-duration>PT3M14S</meta:editing-duration>
    <meta:editing-cycles>1</meta:editing-cycles>
    <meta:document-statistic meta:object-count="1"/>
    <meta:generator>OpenOffice/4.0.0$Win32 OpenOffice.org_project/400m3$Build-9702</meta:generator>
  </office:meta>
</office:document-meta>
</file>